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officeooo:rsid="00184706" officeooo:paragraph-rsid="00184706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paragraph-rsid="00184706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normal" officeooo:rsid="00184706" officeooo:paragraph-rsid="00184706" style:font-size-asian="10.5pt" style:font-weight-asian="normal" style:font-size-complex="12pt" style:font-weight-complex="normal"/>
    </style:style>
    <style:style style:name="T1" style:family="text">
      <style:text-properties officeooo:rsid="00184706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color="#c9211e"/>
    </style:style>
    <style:style style:name="T6" style:family="text">
      <style:text-properties fo:color="#ff8000" style:text-underline-style="none"/>
    </style:style>
    <style:style style:name="T7" style:family="text">
      <style:text-properties fo:color="#ff0000" style:text-underline-style="none"/>
    </style:style>
    <style:style style:name="T8" style:family="text">
      <style:text-properties fo:color="#ff0000" fo:font-size="12pt" style:text-underline-style="none" fo:font-weight="normal" officeooo:rsid="00184706" style:font-size-asian="10.5pt" style:font-weight-asian="normal" style:font-size-complex="12pt" style:font-weight-complex="normal"/>
    </style:style>
    <style:style style:name="T9" style:family="text">
      <style:text-properties fo:color="#ff0000" officeooo:rsid="00184706"/>
    </style:style>
    <style:style style:name="T10" style:family="text">
      <style:text-properties fo:font-size="12pt" style:text-underline-style="none" fo:font-weight="normal" officeooo:rsid="00184706" style:font-size-asian="10.5pt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SQL in Command Prompt</text:p>
      <text:p text:style-name="Standard"/>
      <text:p text:style-name="Standard"/>
      <text:p text:style-name="Standard">mysql&gt; create database ARAMO2;</text:p>
      <text:p text:style-name="Standard">Query OK, 1 row affected (0.01 sec)</text:p>
      <text:p text:style-name="Standard">mysql&gt; use ARAMO2;</text:p>
      <text:p text:style-name="Standard">Database changed</text:p>
      <text:p text:style-name="P2">mysql&gt; delimiter // <text:s text:c="42"/><text:span text:style-name="T10">(</text:span><text:span text:style-name="T8">Opening multiple line mode</text:span><text:span text:style-name="T10">)</text:span></text:p>
      <text:p text:style-name="Standard">mysql&gt; create procedure add1 (a int, b int)</text:p>
      <text:p text:style-name="Standard"><text:s text:c="4"/>-&gt; begin</text:p>
      <text:p text:style-name="Standard"><text:s text:c="4"/>-&gt; declare c int;</text:p>
      <text:p text:style-name="Standard"><text:s text:c="4"/>-&gt; set c=a+b;</text:p>
      <text:p text:style-name="Standard"><text:s text:c="4"/>-&gt; select concat('Addition =',c);</text:p>
      <text:p text:style-name="Standard"><text:s text:c="4"/>-&gt; end</text:p>
      <text:p text:style-name="P2"><text:s text:c="4"/>-&gt; // <text:s text:c="63"/><text:span text:style-name="T10">(</text:span><text:span text:style-name="T8">Closing multiple line mode</text:span><text:span text:style-name="T10">)</text:span> <text:s text:c="34"/></text:p>
      <text:p text:style-name="Standard">Query OK, 0 rows affected (0.00 sec)</text:p>
      <text:p text:style-name="Standard">mysql&gt; call add1(10,20); <text:s text:c="15"/><text:span text:style-name="T1">(</text:span><text:span text:style-name="T9">After calling func multiple line mode is automatically activated</text:span><text:span text:style-name="T1">)</text:span></text:p>
      <text:p text:style-name="P2"><text:s text:c="4"/>-&gt; // <text:s text:c="63"/><text:span text:style-name="T10">(</text:span><text:span text:style-name="T8">Closing multiple line mode</text:span><text:span text:style-name="T10">)</text:span> </text:p>
      <text:p text:style-name="Standard">+------------------------+</text:p>
      <text:p text:style-name="Standard">| concat('Addition =',c) |</text:p>
      <text:p text:style-name="Standard">+------------------------+</text:p>
      <text:p text:style-name="Standard">| Addition =30 <text:s text:c="10"/>|</text:p>
      <text:p text:style-name="Standard">+------------------------+</text:p>
      <text:p text:style-name="Standard"/>
      <text:p text:style-name="Standard"/>
      <text:p text:style-name="Standard"/>
      <text:p text:style-name="Standard"/>
      <text:p text:style-name="P1">PLSQL in Text editor</text:p>
      <text:p text:style-name="P1"/>
      <text:p text:style-name="P3">Step 1 :<text:span text:style-name="T2"> Write code in </text:span><text:span text:style-name="T4">text editor</text:span><text:span text:style-name="T2"> and save it with extension </text:span><text:span text:style-name="T3">.sql </text:span><text:span text:style-name="T2">(one code is given below for e.g)</text:span></text:p>
      <text:p text:style-name="P3"><text:span text:style-name="T2">delimiter // <text:s text:c="56"/>(</text:span><text:span text:style-name="T7">Opening multiple line mode</text:span><text:span text:style-name="T2">)</text:span></text:p>
      <text:p text:style-name="P3"><text:span text:style-name="T2">create function fun1 (a int, b int)returns int</text:span></text:p>
      <text:p text:style-name="P3"><text:span text:style-name="T2">deterministic <text:s text:c="53"/>(</text:span><text:span text:style-name="T7">Used in ubuntu</text:span><text:span text:style-name="T2">)</text:span></text:p>
      <text:p text:style-name="P3"><text:span text:style-name="T2">begin </text:span></text:p>
      <text:p text:style-name="P3"><text:span text:style-name="T2">declare c int;</text:span></text:p>
      <text:p text:style-name="P3"><text:span text:style-name="T2">set c=a+b;</text:span></text:p>
      <text:p text:style-name="P3"><text:span text:style-name="T2">return c;</text:span></text:p>
      <text:p text:style-name="P3"><text:span text:style-name="T2">end</text:span></text:p>
      <text:p text:style-name="P3"><text:span text:style-name="T2">//</text:span></text:p>
      <text:p text:style-name="P3"><text:span text:style-name="T2"/></text:p>
      <text:p text:style-name="P3">Step 2:<text:span text:style-name="T2"> Go to </text:span><text:span text:style-name="T4">command prompt</text:span><text:span text:style-name="T2"> an give the following commands</text:span></text:p>
      <text:p text:style-name="P3"><text:span text:style-name="T2">mysql&gt; source /home/student/fun1.sql</text:span></text:p>
      <text:p text:style-name="P3"><text:span text:style-name="T2">Query OK, 0 rows affected (0.01 sec)</text:span></text:p>
      <text:p text:style-name="P3"><text:span text:style-name="T2">mysql&gt; set @a=fun1(10,30); </text:span></text:p>
      <text:p text:style-name="P3"><text:span text:style-name="T2"><text:s text:c="4"/>-&gt; select concat ('addition = ',@a);</text:span></text:p>
      <text:p text:style-name="P3"><text:span text:style-name="T2"><text:s text:c="4"/>-&gt; //</text:span></text:p>
      <text:p text:style-name="P3"><text:span text:style-name="T2">Query OK, 0 rows affected (0.00 sec)</text:span></text:p>
      <text:p text:style-name="P3"><text:span text:style-name="T2">+---------------------------+</text:span></text:p>
      <text:p text:style-name="P3"><text:span text:style-name="T2">| concat ('addition = ',@a) |</text:span></text:p>
      <text:p text:style-name="P3"><text:span text:style-name="T2">+---------------------------+</text:span></text:p>
      <text:p text:style-name="P3"><text:span text:style-name="T2">| addition = 40 <text:s text:c="12"/>|</text:span></text:p>
      <text:p text:style-name="P3"><text:span text:style-name="T2">+---------------------------+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7T13:33:13.697208361</meta:creation-date>
    <dc:date>2024-03-27T13:55:46.465604243</dc:date>
    <meta:editing-duration>PT7M50S</meta:editing-duration>
    <meta:editing-cycles>1</meta:editing-cycles>
    <meta:document-statistic meta:table-count="0" meta:image-count="0" meta:object-count="0" meta:page-count="1" meta:paragraph-count="44" meta:word-count="204" meta:character-count="1640" meta:non-whitespace-character-count="1098"/>
    <meta:generator>LibreOffice/6.4.7.2$Linux_X86_64 LibreOffice_project/40$Build-2</meta:generator>
  </office:meta>
</office:document-meta>
</file>